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ac19" officeooo:paragraph-rsid="0001ac19"/>
    </style:style>
    <style:style style:name="P2" style:family="paragraph" style:parent-style-name="Standard">
      <style:text-properties officeooo:rsid="0002133c" officeooo:paragraph-rsid="000213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http://www.polis.leeds.ac.uk/assets/files/students/student-journal/sum-13/130930-sum13-dixon.pdf</text:p>
      <text:p text:style-name="P1">humanitarian interventions in the international norm system</text:p>
      <text:p text:style-name="P1">compared to souvereignty, non-intervention, equality, respect</text:p>
      <text:p text:style-name="P1"/>
      <text:p text:style-name="P1">seen as new colonialism? Attacks on non-western states are sold as attack on non-western people, feeding nationalism and anti-western ressentiments</text:p>
      <text:p text:style-name="P1"/>
      <text:p text:style-name="P2">comparing different narratives in different culture circles?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6-07-18T12:17:40.427192432</meta:creation-date>
    <dc:date>2016-07-18T14:12:33.049330801</dc:date>
    <dc:creator>oxymoronist </dc:creator>
    <meta:editing-duration>PT9M32S</meta:editing-duration>
    <meta:editing-cycles>1</meta:editing-cycles>
    <meta:document-statistic meta:table-count="0" meta:image-count="0" meta:object-count="0" meta:page-count="1" meta:paragraph-count="5" meta:word-count="41" meta:character-count="423" meta:non-whitespace-character-count="387"/>
    <meta:generator>LibreOffice/4.3.3.2$Linux_X86_64 LibreOffice_project/430m0$Build-2</meta:generator>
  </office:meta>
</office:document-meta>
</file>